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styles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a6ade" style:font-weight-asian="bold" style:font-weight-complex="bold"/>
    </style:style>
    <style:style style:name="P2" style:family="paragraph" style:parent-style-name="Standard">
      <style:text-properties fo:font-weight="bold" officeooo:rsid="001a6ade" officeooo:paragraph-rsid="001a6ade" style:font-weight-asian="bold" style:font-weight-complex="bold"/>
    </style:style>
    <style:style style:name="P3" style:family="paragraph" style:parent-style-name="Standard">
      <style:text-properties fo:font-weight="bold" officeooo:rsid="001c1974" officeooo:paragraph-rsid="001c1974" style:font-weight-asian="bold" style:font-weight-complex="bold"/>
    </style:style>
    <style:style style:name="P4" style:family="paragraph" style:parent-style-name="Standard">
      <style:text-properties fo:font-size="14pt" fo:font-weight="bold" officeooo:paragraph-rsid="001a6ade" style:font-size-asian="14pt" style:font-weight-asian="bold" style:font-size-complex="14pt" style:font-weight-complex="bold"/>
    </style:style>
    <style:style style:name="P5" style:family="paragraph" style:parent-style-name="Standard">
      <style:text-properties fo:font-weight="normal" officeooo:rsid="001a6ade" officeooo:paragraph-rsid="001a6ade" style:font-weight-asian="normal" style:font-weight-complex="normal"/>
    </style:style>
    <style:style style:name="P6" style:family="paragraph" style:parent-style-name="Standard">
      <style:text-properties fo:font-weight="normal" officeooo:rsid="001b0006" officeooo:paragraph-rsid="001b0006" style:font-weight-asian="normal" style:font-weight-complex="normal"/>
    </style:style>
    <style:style style:name="P7" style:family="paragraph" style:parent-style-name="Standard">
      <style:text-properties fo:font-weight="normal" officeooo:rsid="001c1974" officeooo:paragraph-rsid="001c1974" style:font-weight-asian="normal" style:font-weight-complex="normal"/>
    </style:style>
    <style:style style:name="P8" style:family="paragraph" style:parent-style-name="Standard">
      <style:text-properties fo:font-weight="normal" officeooo:rsid="001d672f" officeooo:paragraph-rsid="001d672f" style:font-weight-asian="normal" style:font-weight-complex="normal"/>
    </style:style>
    <style:style style:name="P9" style:family="paragraph" style:parent-style-name="Standard">
      <style:text-properties officeooo:rsid="001c1974" officeooo:paragraph-rsid="001c1974"/>
    </style:style>
    <style:style style:name="P10" style:family="paragraph" style:parent-style-name="Standard">
      <style:text-properties style:text-position="0% 100%" fo:font-weight="bold" officeooo:rsid="001d672f" officeooo:paragraph-rsid="001d672f" style:font-weight-asian="bold" style:font-weight-complex="bold"/>
    </style:style>
    <style:style style:name="P11" style:family="paragraph" style:parent-style-name="Standard">
      <style:text-properties style:text-position="0% 100%" fo:font-weight="normal" officeooo:rsid="001d672f" officeooo:paragraph-rsid="001d672f" style:font-weight-asian="normal" style:font-weight-complex="normal"/>
    </style:style>
    <style:style style:name="P12" style:family="paragraph" style:parent-style-name="Standard">
      <style:text-properties fo:font-weight="bold" officeooo:rsid="001a6ade" officeooo:paragraph-rsid="001a6ade" style:font-weight-asian="bold" style:font-weight-complex="bold"/>
    </style:style>
    <style:style style:name="P13" style:family="paragraph" style:parent-style-name="Standard">
      <style:text-properties officeooo:rsid="001a6ade" officeooo:paragraph-rsid="001a6ade"/>
    </style:style>
    <style:style style:name="P14" style:family="paragraph" style:parent-style-name="Standard">
      <style:text-properties style:font-name="Liberation Serif" fo:font-weight="normal" officeooo:rsid="001a6ade" officeooo:paragraph-rsid="001a6ade" style:font-weight-asian="normal" style:font-weight-complex="normal"/>
    </style:style>
    <style:style style:name="P15" style:family="paragraph" style:parent-style-name="Standard">
      <style:text-properties style:font-name="Liberation Serif" fo:font-weight="normal" officeooo:rsid="001b0006" officeooo:paragraph-rsid="001a6ade" style:font-weight-asian="normal" style:font-weight-complex="normal"/>
    </style:style>
    <style:style style:name="P16" style:family="paragraph" style:parent-style-name="Standard">
      <style:text-properties style:font-name="Liberation Serif" fo:font-weight="normal" officeooo:rsid="001b0006" officeooo:paragraph-rsid="001b0006" style:font-weight-asian="normal" style:font-weight-complex="normal"/>
    </style:style>
    <style:style style:name="P17" style:family="paragraph" style:parent-style-name="Standard">
      <style:text-properties style:font-name="Liberation Serif" fo:font-weight="normal" officeooo:rsid="001bec00" officeooo:paragraph-rsid="001b0006" style:font-weight-asian="normal" style:font-weight-complex="normal"/>
    </style:style>
    <style:style style:name="P18" style:family="paragraph" style:parent-style-name="Standard">
      <style:text-properties style:font-name="Liberation Serif" fo:font-weight="bold" officeooo:rsid="001a6ade" officeooo:paragraph-rsid="001a6ade" style:font-weight-asian="bold" style:font-weight-complex="bold"/>
    </style:style>
    <style:style style:name="P19" style:family="paragraph" style:parent-style-name="Standard">
      <style:text-properties style:font-name="Liberation Serif" fo:font-weight="bold" officeooo:rsid="001bec00" officeooo:paragraph-rsid="001bec00" style:font-name-asian="Noto Serif CJK SC" style:font-weight-asian="bold" style:font-name-complex="Lohit Devanagari" style:font-weight-complex="bold"/>
    </style:style>
    <style:style style:name="P20" style:family="paragraph" style:parent-style-name="Standard">
      <style:text-properties style:font-name="Liberation Serif" fo:font-weight="bold" officeooo:rsid="001d672f" officeooo:paragraph-rsid="001d672f" style:font-name-asian="Noto Serif CJK SC" style:font-weight-asian="bold" style:font-name-complex="Lohit Devanagari" style:font-weight-complex="bold"/>
    </style:style>
    <style:style style:name="P21" style:family="paragraph" style:parent-style-name="Standard">
      <style:text-properties style:font-name="Liberation Serif" officeooo:rsid="001bec00" officeooo:paragraph-rsid="001bec00" style:font-name-asian="Noto Serif CJK SC" style:font-name-complex="Lohit Devanagari"/>
    </style:style>
    <style:style style:name="P22" style:family="paragraph" style:parent-style-name="Standard">
      <style:text-properties style:font-name="Liberation Serif" fo:font-size="13pt" fo:font-weight="bold" officeooo:rsid="001bec00" officeooo:paragraph-rsid="001bec00" style:font-name-asian="Noto Serif CJK SC" style:font-size-asian="13pt" style:font-weight-asian="bold" style:font-name-complex="Lohit Devanagari" style:font-size-complex="13pt" style:font-weight-complex="bold"/>
    </style:style>
    <style:style style:name="P23" style:family="paragraph" style:parent-style-name="Standard">
      <style:text-properties style:text-position="sub 58%" fo:font-weight="normal" officeooo:rsid="001d672f" officeooo:paragraph-rsid="001d672f" style:font-weight-asian="normal" style:font-weight-complex="normal"/>
    </style:style>
    <style:style style:name="P24" style:family="paragraph" style:parent-style-name="Standard">
      <style:text-properties style:text-position="0% 100%" fo:font-weight="normal" officeooo:rsid="001e8aa6" officeooo:paragraph-rsid="001e8aa6" style:font-weight-asian="normal" style:font-weight-complex="normal"/>
    </style:style>
    <style:style style:name="P25" style:family="paragraph" style:parent-style-name="Standard">
      <style:text-properties style:text-position="0% 100%" fo:font-weight="normal" officeooo:rsid="001f372c" officeooo:paragraph-rsid="001f372c" style:font-weight-asian="normal" style:font-weight-complex="normal"/>
    </style:style>
    <style:style style:name="P26" style:family="paragraph" style:parent-style-name="Standard">
      <style:text-properties style:text-position="0% 100%" fo:font-weight="normal" officeooo:rsid="001f372c" officeooo:paragraph-rsid="001fcb88" style:font-weight-asian="normal" style:font-weight-complex="normal"/>
    </style:style>
    <style:style style:name="P27" style:family="paragraph" style:parent-style-name="Standard">
      <style:text-properties style:text-position="0% 100%" fo:font-weight="normal" officeooo:rsid="001f372c" officeooo:paragraph-rsid="001fdc05" style:font-weight-asian="normal" style:font-weight-complex="normal"/>
    </style:style>
    <style:style style:name="P28" style:family="paragraph" style:parent-style-name="Standard">
      <style:text-properties style:text-position="0% 100%" fo:font-weight="normal" officeooo:rsid="001c1974" officeooo:paragraph-rsid="001f372c" style:font-weight-asian="normal" style:font-weight-complex="normal"/>
    </style:style>
    <style:style style:name="P29" style:family="paragraph" style:parent-style-name="Standard">
      <style:text-properties style:text-position="0% 100%" fo:font-weight="normal" officeooo:rsid="001fcb88" officeooo:paragraph-rsid="001fcb88" style:font-weight-asian="normal" style:font-weight-complex="normal"/>
    </style:style>
    <style:style style:name="P30" style:family="paragraph" style:parent-style-name="Standard">
      <style:text-properties style:text-position="0% 100%" fo:font-weight="bold" officeooo:rsid="001e8aa6" officeooo:paragraph-rsid="001e8aa6" style:font-weight-asian="bold" style:font-weight-complex="bold"/>
    </style:style>
    <style:style style:name="P31" style:family="paragraph" style:parent-style-name="Standard">
      <style:text-properties style:text-position="0% 100%" fo:font-weight="bold" officeooo:rsid="001f372c" officeooo:paragraph-rsid="001f372c" style:font-weight-asian="bold" style:font-weight-complex="bold"/>
    </style:style>
    <style:style style:name="P32" style:family="paragraph" style:parent-style-name="Standard">
      <style:text-properties style:text-position="0% 100%" fo:font-weight="bold" officeooo:rsid="001f372c" officeooo:paragraph-rsid="001fcb88" style:font-weight-asian="bold" style:font-weight-complex="bold"/>
    </style:style>
    <style:style style:name="P33" style:family="paragraph" style:parent-style-name="Standard">
      <style:text-properties style:text-position="0% 100%" fo:font-weight="bold" officeooo:rsid="001fcb88" officeooo:paragraph-rsid="001fcb88" style:font-weight-asian="bold" style:font-weight-complex="bold"/>
    </style:style>
    <style:style style:name="P34" style:family="paragraph" style:parent-style-name="Standard">
      <style:text-properties style:text-position="0% 100%" fo:font-weight="bold" officeooo:rsid="001fcb88" officeooo:paragraph-rsid="001fdc05" style:font-weight-asian="bold" style:font-weight-complex="bold"/>
    </style:style>
    <style:style style:name="P35" style:family="paragraph" style:parent-style-name="Standard">
      <style:text-properties style:text-position="0% 100%" fo:font-size="14pt" fo:font-weight="bold" officeooo:rsid="001fcb88" officeooo:paragraph-rsid="001fcb88" style:font-size-asian="14pt" style:font-weight-asian="bold" style:font-size-complex="14pt" style:font-weight-complex="bold"/>
    </style:style>
    <style:style style:name="P36" style:family="paragraph" style:parent-style-name="Standard">
      <style:text-properties style:text-position="0% 100%" fo:font-size="14pt" fo:font-weight="bold" officeooo:rsid="001f372c" officeooo:paragraph-rsid="001f372c" style:font-size-asian="14pt" style:font-weight-asian="bold" style:font-size-complex="14pt" style:font-weight-complex="bold"/>
    </style:style>
    <style:style style:name="P37" style:family="paragraph" style:parent-style-name="Standard">
      <style:text-properties style:text-position="0% 100%" fo:font-size="14pt" fo:font-weight="bold" officeooo:rsid="001f372c" officeooo:paragraph-rsid="001fdc05" style:font-size-asian="14pt" style:font-weight-asian="bold" style:font-size-complex="14pt" style:font-weight-complex="bold"/>
    </style:style>
    <style:style style:name="P38" style:family="paragraph" style:parent-style-name="Standard">
      <style:text-properties style:text-position="0% 100%" fo:font-size="14pt" fo:font-weight="bold" officeooo:rsid="001e8aa6" officeooo:paragraph-rsid="001e8aa6" style:font-size-asian="14pt" style:font-weight-asian="bold" style:font-size-complex="14pt" style:font-weight-complex="bold"/>
    </style:style>
    <style:style style:name="P39" style:family="paragraph" style:parent-style-name="Standard">
      <style:text-properties style:text-position="0% 100%" fo:font-size="12pt" fo:font-weight="bold" officeooo:rsid="001fcb88" officeooo:paragraph-rsid="001fdc05" style:font-size-asian="10.5pt" style:font-weight-asian="bold" style:font-size-complex="12pt" style:font-weight-complex="bold"/>
    </style:style>
    <style:style style:name="P40" style:family="paragraph" style:parent-style-name="Standard">
      <style:text-properties style:text-position="0% 100%" fo:font-size="12pt" fo:font-weight="bold" officeooo:rsid="00214979" officeooo:paragraph-rsid="00214979" style:font-size-asian="10.5pt" style:font-weight-asian="bold" style:font-size-complex="12pt" style:font-weight-complex="bold"/>
    </style:style>
    <style:style style:name="P41" style:family="paragraph" style:parent-style-name="Standard">
      <style:text-properties style:text-position="0% 100%" fo:font-size="12pt" fo:font-weight="bold" officeooo:rsid="0022b09f" officeooo:paragraph-rsid="0022b09f" style:font-size-asian="12pt" style:font-weight-asian="bold" style:font-size-complex="12pt" style:font-weight-complex="bold"/>
    </style:style>
    <style:style style:name="P42" style:family="paragraph" style:parent-style-name="Standard">
      <style:text-properties style:text-position="0% 100%" fo:font-size="12pt" fo:font-weight="bold" officeooo:rsid="0024161f" officeooo:paragraph-rsid="0024161f" style:font-size-asian="12pt" style:font-weight-asian="bold" style:font-size-complex="12pt" style:font-weight-complex="bold"/>
    </style:style>
    <style:style style:name="P43" style:family="paragraph" style:parent-style-name="Standard">
      <style:text-properties style:text-position="0% 100%" fo:font-size="12pt" fo:font-weight="normal" officeooo:rsid="001f372c" officeooo:paragraph-rsid="001fdc05" style:font-size-asian="10.5pt" style:font-weight-asian="normal" style:font-size-complex="12pt" style:font-weight-complex="normal"/>
    </style:style>
    <style:style style:name="P44" style:family="paragraph" style:parent-style-name="Standard">
      <style:text-properties style:text-position="0% 100%" fo:font-size="12pt" fo:font-weight="normal" officeooo:rsid="0022b09f" officeooo:paragraph-rsid="0022b09f" style:font-size-asian="12pt" style:font-weight-asian="normal" style:font-size-complex="12pt" style:font-weight-complex="normal"/>
    </style:style>
    <style:style style:name="P45" style:family="paragraph" style:parent-style-name="Standard">
      <style:text-properties style:text-position="0% 100%" fo:font-size="12pt" fo:font-weight="normal" officeooo:rsid="0024161f" officeooo:paragraph-rsid="0024161f" style:font-size-asian="12pt" style:font-weight-asian="normal" style:font-size-complex="12pt" style:font-weight-complex="normal"/>
    </style:style>
    <style:style style:name="P46" style:family="paragraph" style:parent-style-name="Standard">
      <style:text-properties style:text-position="0% 100%" fo:font-size="12pt" fo:font-weight="normal" officeooo:rsid="0025244d" officeooo:paragraph-rsid="0025244d" style:font-size-asian="12pt" style:font-weight-asian="normal" style:font-size-complex="12pt" style:font-weight-complex="normal"/>
    </style:style>
    <style:style style:name="P47" style:family="paragraph" style:parent-style-name="Standard">
      <style:text-properties officeooo:paragraph-rsid="001f372c"/>
    </style:style>
    <style:style style:name="P48" style:family="paragraph" style:parent-style-name="Standard">
      <style:text-properties officeooo:paragraph-rsid="001fcb88"/>
    </style:style>
    <style:style style:name="T1" style:family="text">
      <style:text-properties officeooo:rsid="001a6ade"/>
    </style:style>
    <style:style style:name="T2" style:family="text">
      <style:text-properties style:font-name="Liberation Serif1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1b0006"/>
    </style:style>
    <style:style style:name="T5" style:family="text">
      <style:text-properties style:font-name="Liberation Serif" officeooo:rsid="001bec00"/>
    </style:style>
    <style:style style:name="T6" style:family="text">
      <style:text-properties style:font-name="Liberation Serif" style:font-name-asian="Noto Serif CJK SC" style:font-name-complex="Lohit Devanagari"/>
    </style:style>
    <style:style style:name="T7" style:family="text">
      <style:text-properties style:font-name="Liberation Serif" officeooo:rsid="001f372c" style:font-name-asian="Noto Serif CJK SC" style:font-name-complex="Lohit Devanagari"/>
    </style:style>
    <style:style style:name="T8" style:family="text">
      <style:text-properties style:font-name="Liberation Serif" officeooo:rsid="001fcb88" style:font-name-asian="Noto Serif CJK SC" style:font-name-complex="Lohit Devanagari"/>
    </style:style>
    <style:style style:name="T9" style:family="text">
      <style:text-properties style:font-name="Liberation Serif" officeooo:rsid="001fdc05" style:font-name-asian="Noto Serif CJK SC" style:font-name-complex="Lohit Devanagari"/>
    </style:style>
    <style:style style:name="T10" style:family="text">
      <style:text-properties style:font-name="Liberation Serif" officeooo:rsid="0024161f" style:font-name-asian="Noto Serif CJK SC" style:font-name-complex="Lohit Devanagari"/>
    </style:style>
    <style:style style:name="T11" style:family="text">
      <style:text-properties style:font-name="Liberation Serif" style:font-name-asian="Noto Serif CJK SC" style:font-size-asian="10.5pt" style:font-name-complex="Lohit Devanagari"/>
    </style:style>
    <style:style style:name="T12" style:family="text">
      <style:text-properties style:font-name="Liberation Serif" officeooo:rsid="001f372c" style:font-name-asian="Noto Serif CJK SC" style:font-size-asian="10.5pt" style:font-name-complex="Lohit Devanagari"/>
    </style:style>
    <style:style style:name="T13" style:family="text">
      <style:text-properties style:font-name="Liberation Serif" fo:font-weight="normal" style:font-name-asian="Noto Serif CJK SC" style:font-weight-asian="normal" style:font-name-complex="Lohit Devanagari" style:font-weight-complex="normal"/>
    </style:style>
    <style:style style:name="T14" style:family="text">
      <style:text-properties style:font-name="Liberation Serif" fo:font-weight="normal" officeooo:rsid="00214979" style:font-name-asian="Noto Serif CJK SC" style:font-weight-asian="normal" style:font-name-complex="Lohit Devanagari" style:font-weight-complex="normal"/>
    </style:style>
    <style:style style:name="T15" style:family="text">
      <style:text-properties style:text-position="sub 58%"/>
    </style:style>
    <style:style style:name="T16" style:family="text">
      <style:text-properties style:text-position="0% 100%"/>
    </style:style>
    <style:style style:name="T17" style:family="text">
      <style:text-properties style:text-position="0% 100%" fo:font-weight="normal" officeooo:rsid="001f372c" style:font-weight-asian="normal" style:font-weight-complex="normal"/>
    </style:style>
    <style:style style:name="T18" style:family="text">
      <style:text-properties style:text-position="0% 100%" fo:font-weight="normal" officeooo:rsid="001fcb88" style:font-weight-asian="normal" style:font-weight-complex="normal"/>
    </style:style>
    <style:style style:name="T19" style:family="text">
      <style:text-properties officeooo:rsid="001f372c"/>
    </style:style>
    <style:style style:name="T20" style:family="text">
      <style:text-properties officeooo:rsid="001fcb88"/>
    </style:style>
    <style:style style:name="T21" style:family="text">
      <style:text-properties style:font-name="Liberation Serif1" style:font-name-asian="Liberation Serif1" style:font-name-complex="Liberation Serif1"/>
    </style:style>
    <style:style style:name="T22" style:family="text">
      <style:text-properties style:text-line-through-style="solid" style:text-line-through-type="single" style:font-name="Liberation Serif" style:font-name-asian="Noto Serif CJK SC" style:font-size-asian="10.5pt" style:font-name-complex="Lohit Devanagari"/>
    </style:style>
    <style:style style:name="T23" style:family="text">
      <style:text-properties style:text-line-through-style="none" style:text-line-through-type="none" style:font-name="Liberation Serif" style:font-name-asian="Noto Serif CJK SC" style:font-size-asian="10.5pt" style:font-name-complex="Lohit Devanagari"/>
    </style:style>
    <style:style style:name="T24" style:family="text">
      <style:text-properties style:text-line-through-style="none" style:text-line-through-type="none" style:font-name="Liberation Serif" officeooo:rsid="0026a867" style:font-name-asian="Noto Serif CJK SC" style:font-size-asian="10.5pt" style:font-name-complex="Lohit Devanagari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xercícios de Programação Linear Inteira </text:p>
      <text:p text:style-name="P4">1) Fuxo em Rede</text:p>
      <text:p text:style-name="P1"/>
      <text:p text:style-name="P2">Variáveis de decisão:</text:p>
      <text:p text:style-name="P13">Xij = {1 se há fluxo na aresta ij, 0 caso contrário}</text:p>
      <text:p text:style-name="P9">Cij = custo da aresta ij</text:p>
      <text:p text:style-name="P9"/>
      <text:p text:style-name="P2">Função objetivo:</text:p>
      <text:p text:style-name="P5">max <text:span text:style-name="T2">Σ</text:span><text:span text:style-name="T3"> Cij Xij </text:span></text:p>
      <text:p text:style-name="P14"/>
      <text:p text:style-name="P5"><text:span text:style-name="T3">max z = <text:s/></text:span><text:span text:style-name="T4">6 </text:span><text:span text:style-name="T3">Xab + </text:span><text:span text:style-name="T4">7 </text:span><text:span text:style-name="T3">Xac <text:s/></text:span></text:p>
      <text:p text:style-name="P15"/>
      <text:p text:style-name="P16">ou </text:p>
      <text:p text:style-name="P16"/>
      <text:p text:style-name="P16">max z = 2 Xeg + 4 Xfg</text:p>
      <text:p text:style-name="P14"/>
      <text:p text:style-name="P18">Restrições:</text:p>
      <text:p text:style-name="P5"><text:span text:style-name="T3">//</text:span><text:span text:style-name="T4">fluxo de entrada é igual ao fluxo de saída</text:span></text:p>
      <text:p text:style-name="P6"><text:span text:style-name="T3">Xab + Xac = Xeg </text:span><text:span text:style-name="T5">+ Xef</text:span></text:p>
      <text:p text:style-name="P17"/>
      <text:p text:style-name="P5"><text:span text:style-name="T3">//</text:span><text:span text:style-name="T4">conservação de fluxo em cada nó</text:span></text:p>
      <text:p text:style-name="P16">Xab = Xbc + Xbd + Xbe</text:p>
      <text:p text:style-name="P16">Xac + Xbc = Xcd + Xcf </text:p>
      <text:p text:style-name="P16">Xbc + Xcd <text:s/>= Xde + Xdf</text:p>
      <text:p text:style-name="P16">Xbe + Xde+Xfe = Xeg</text:p>
      <text:p text:style-name="P16">Xdf + Xcf = Xfe + Xfg</text:p>
      <text:p text:style-name="P21"/>
      <text:p text:style-name="P22">2) Caminho Mínimo</text:p>
      <text:p text:style-name="P19"/>
      <text:p text:style-name="P3">Variáveis de decisão:</text:p>
      <text:p text:style-name="P7"><text:span text:style-name="T1">Xij = {1 se </text:span>aresta <text:span text:style-name="T1">ij </text:span>é percorrida<text:span text:style-name="T1">, 0 caso contrário}</text:span></text:p>
      <text:p text:style-name="P20"/>
      <text:p text:style-name="P20">Função objetivo:</text:p>
      <text:p text:style-name="P8">Z = 41X<text:span text:style-name="T15">12 <text:s/></text:span><text:span text:style-name="T16">+</text:span><text:span text:style-name="T15"> <text:s/></text:span><text:span text:style-name="T16">50</text:span>X<text:span text:style-name="T15">15 <text:s/></text:span><text:span text:style-name="T16">+ 44</text:span>X<text:span text:style-name="T15">13 <text:s/></text:span><text:span text:style-name="T16">+ 27</text:span>X<text:span text:style-name="T15">35 <text:s/></text:span><text:span text:style-name="T16">+ 37</text:span>X<text:span text:style-name="T15">24 <text:s/></text:span><text:span text:style-name="T16">+ 45</text:span>X<text:span text:style-name="T15">46 <text:s/></text:span><text:span text:style-name="T16">+ 4X</text:span><text:span text:style-name="T15">56 </text:span></text:p>
      <text:p text:style-name="P23"/>
      <text:p text:style-name="P10">Restrições:</text:p>
      <text:p text:style-name="P11">X<text:span text:style-name="T15">12 <text:s/></text:span>= X<text:span text:style-name="T15">24</text:span></text:p>
      <text:p text:style-name="P24">X<text:span text:style-name="T15">24 </text:span>= X<text:span text:style-name="T15">46</text:span></text:p>
      <text:p text:style-name="P24">X<text:span text:style-name="T15">15 </text:span>+ X<text:span text:style-name="T15">35 </text:span>= X<text:span text:style-name="T15">56</text:span></text:p>
      <text:p text:style-name="P24">X<text:span text:style-name="T15">13 </text:span><text:s/>= X<text:span text:style-name="T15">35</text:span></text:p>
      <text:p text:style-name="P24"><text:span text:style-name="T15"/></text:p>
      <text:p text:style-name="P38">3) Problema de designação linear</text:p>
      <text:p text:style-name="P30"><text:span text:style-name="T15"/></text:p>
      <text:p text:style-name="P31">Variáveis de decisão</text:p>
      <text:p text:style-name="P28"><text:span text:style-name="T1">Xij = {1 se </text:span><text:span text:style-name="T19">tarefa i é designada para máquina j</text:span><text:span text:style-name="T1">, 0 caso contrário}</text:span></text:p>
      <text:p text:style-name="P28"/>
      <text:p text:style-name="P31">Função Objetivo</text:p>
      <text:p text:style-name="P25">min <draw:frame draw:style-name="fr1" draw:name="Objeto1" text:anchor-type="as-char" svg:y="-0.713cm" svg:width="2.434cm" svg:height="1.139cm" draw:z-index="0"><draw:object xlink:href="./Object 1" xlink:type="simple" xlink:show="embed" xlink:actuate="onLoad"/><draw:image xlink:href="./ObjectReplacements/Object 1" xlink:type="simple" xlink:show="embed" xlink:actuate="onLoad"/></draw:frame><text:s/>; Cij custo para máquina j realizar a tarefa i</text:p>
      <text:p text:style-name="P25"/>
      <text:p text:style-name="P25"/>
      <text:p text:style-name="P25"><text:soft-page-break/></text:p>
      <text:p text:style-name="P31">Restrições</text:p>
      <text:p text:style-name="P47"><text:span text:style-name="T17"><draw:frame draw:style-name="fr1" draw:name="Objeto2" text:anchor-type="as-char" svg:y="-0.713cm" svg:width="1.87cm" svg:height="1.139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7"><text:s/>∀</text:span><text:span text:style-name="T18"> i = 1,…,n (saída)</text:span></text:p>
      <text:p text:style-name="P47"><text:span text:style-name="T18"/></text:p>
      <text:p text:style-name="P48"><text:span text:style-name="T18"><draw:frame draw:style-name="fr1" draw:name="Objeto3" text:anchor-type="as-char" svg:y="-0.713cm" svg:width="1.87cm" svg:height="1.139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span><text:span text:style-name="T17"><text:s/>∀</text:span><text:span text:style-name="T18"> j = 1,…,n (chegada)</text:span></text:p>
      <text:p text:style-name="P25"/>
      <text:p text:style-name="P25"/>
      <text:p text:style-name="P36">4) Problema da atribuição com gargalo</text:p>
      <text:p text:style-name="P31"/>
      <text:p text:style-name="P33">Variáveis de decisão</text:p>
      <text:p text:style-name="P48"><text:span text:style-name="T18">Xij ∈{0,1}</text:span></text:p>
      <text:p text:style-name="P48"><text:span text:style-name="T18"/></text:p>
      <text:p text:style-name="P33">Função Objetivo</text:p>
      <text:p text:style-name="P26"/>
      <text:p text:style-name="P26">min <text:span text:style-name="T20">z</text:span><draw:frame draw:style-name="fr1" draw:name="Objeto5" text:anchor-type="as-char" svg:y="-0.713cm" svg:width="2.434cm" svg:height="1.139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 ; Cij custo para máquina j realizar a tarefa i</text:p>
      <text:p text:style-name="P26"/>
      <text:p text:style-name="P26"/>
      <text:p text:style-name="P32">Restrições</text:p>
      <text:p text:style-name="P48"><text:span text:style-name="T17"><draw:frame draw:style-name="fr1" draw:name="Objeto6" text:anchor-type="as-char" svg:y="-0.713cm" svg:width="1.87cm" svg:height="1.139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span><text:span text:style-name="T17"><text:s/>∀</text:span><text:span text:style-name="T18"> i = 1,…,n (saída)</text:span></text:p>
      <text:p text:style-name="P48"><text:span text:style-name="T18"/></text:p>
      <text:p text:style-name="P26"><text:span text:style-name="T20"><draw:frame draw:style-name="fr1" draw:name="Objeto4" text:anchor-type="as-char" svg:y="-0.713cm" svg:width="1.87cm" svg:height="1.139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span><text:s/>∀<text:span text:style-name="T20"> j = 1,…,n (chegada)</text:span></text:p>
      <text:p text:style-name="P26"/>
      <text:p text:style-name="P29">Cij Xij <text:span text:style-name="T21">≤</text:span><text:span text:style-name="T6"> z <text:s text:c="5"/></text:span><text:span text:style-name="T7">∀</text:span><text:span text:style-name="T6"> i,j = 1,…,n </text:span></text:p>
      <text:p text:style-name="P29"><text:span text:style-name="T6"/></text:p>
      <text:p text:style-name="P29"><text:span text:style-name="T6"/></text:p>
      <text:p text:style-name="P35"><text:span text:style-name="T6">5) Sequenciamento em processadores paralelos e idênticos</text:span></text:p>
      <text:p text:style-name="P35"><text:span text:style-name="T6"/></text:p>
      <text:p text:style-name="P34">Variáveis de decisão</text:p>
      <text:p text:style-name="P39"><text:span text:style-name="T13">Xij </text:span><text:span text:style-name="T14">= {1, se job for executado pelo cpu i, </text:span></text:p>
      <text:p text:style-name="P39"><text:span text:style-name="T14"><text:tab/>0, caso contrário}</text:span></text:p>
      <text:p text:style-name="P40"><text:span text:style-name="T14">T</text:span><text:span text:style-name="T13">j = tempo de execução do job j</text:span></text:p>
      <text:p text:style-name="P39"><text:span text:style-name="T13"/></text:p>
      <text:p text:style-name="P34">Função Objetivo</text:p>
      <text:p text:style-name="P27"/>
      <text:p text:style-name="P43"><text:span text:style-name="T6">min </text:span><text:span text:style-name="T8">z</text:span><text:span text:style-name="T6"><draw:frame draw:style-name="fr1" draw:name="Objeto7" text:anchor-type="as-char" svg:y="-0.713cm" svg:width="2.439cm" svg:height="1.139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span><text:span text:style-name="T6"> ; <text:s/>∀</text:span><text:span text:style-name="T8"> j = 1,…,</text:span><text:span text:style-name="T9">3</text:span></text:p>
      <text:p text:style-name="P43"><text:span text:style-name="T9"/></text:p>
      <text:p text:style-name="P37"><text:span text:style-name="T9">6) Problema do Caixeiro Viajante</text:span></text:p>
      <text:p text:style-name="P37"><text:span text:style-name="T9"/></text:p>
      <text:p text:style-name="P41"><text:span text:style-name="T9">V</text:span><text:span text:style-name="T6">ariáveis de decisão</text:span></text:p>
      <text:p text:style-name="P44"><text:span text:style-name="T6">Xij </text:span><text:span text:style-name="T10">= {1, se aresta ij é percorrida, 0 caso contrário}</text:span></text:p>
      <text:p text:style-name="P44"><text:span text:style-name="T10"/></text:p>
      <text:p text:style-name="P42"><text:span text:style-name="T6">Função objetivo</text:span></text:p>
      <text:p text:style-name="P45"><text:soft-page-break/><text:span text:style-name="T6"><draw:frame draw:style-name="fr1" draw:name="Objeto8" text:anchor-type="as-char" svg:y="-0.713cm" svg:width="2.394cm" svg:height="1.139cm" draw:z-index="7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45"><text:span text:style-name="T6"/></text:p>
      <text:p text:style-name="P46"><text:span text:style-name="T6">sujeito a:</text:span></text:p>
      <text:p text:style-name="P46"><text:span text:style-name="T6"/></text:p>
      <text:p text:style-name="P46"><text:span text:style-name="T6"><draw:frame draw:style-name="fr1" draw:name="Objeto9" text:anchor-type="as-char" svg:y="-0.713cm" svg:width="1.87cm" svg:height="1.139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12">∀ </text:span><text:span text:style-name="T11">i , i = 1,…,n</text:span></text:p>
      <text:p text:style-name="P46"><text:span text:style-name="T11"/></text:p>
      <text:p text:style-name="P46"><text:span text:style-name="T11"><draw:frame draw:style-name="fr1" draw:name="Objeto10" text:anchor-type="as-char" svg:y="-0.713cm" svg:width="1.87cm" svg:height="1.139cm" draw:z-index="9"><draw:object xlink:href="./Object 10" xlink:type="simple" xlink:show="embed" xlink:actuate="onLoad"/><draw:image xlink:href="./ObjectReplacements/Object 10" xlink:type="simple" xlink:show="embed" xlink:actuate="onLoad"/><svg:desc>fórmula</svg:desc></draw:frame></text:span><text:span text:style-name="T12">∀ </text:span><text:span text:style-name="T11">j , j = 1,…,n</text:span></text:p>
      <text:p text:style-name="P46"><text:span text:style-name="T11"/></text:p>
      <text:p text:style-name="P46"><text:span text:style-name="T11"><draw:frame draw:style-name="fr1" draw:name="Objeto11" text:anchor-type="as-char" svg:y="-0.713cm" svg:width="2.581cm" svg:height="1.139cm" draw:z-index="10"><draw:object xlink:href="./Object 11" xlink:type="simple" xlink:show="embed" xlink:actuate="onLoad"/><draw:image xlink:href="./ObjectReplacements/Object 11" xlink:type="simple" xlink:show="embed" xlink:actuate="onLoad"/><svg:desc>fórmula</svg:desc></draw:frame></text:span><text:span text:style-name="T11"><text:s/></text:span><text:span text:style-name="T23">; </text:span><text:span text:style-name="T24">Z</text:span><text:span text:style-name="T23"> = </text:span><text:span text:style-name="T22">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7T04:39:34.387032734</meta:creation-date>
    <dc:date>2022-03-07T08:05:45.502177576</dc:date>
    <meta:editing-duration>PT1H38M7S</meta:editing-duration>
    <meta:editing-cycles>7</meta:editing-cycles>
    <meta:generator>LibreOffice/6.4.7.2$Linux_X86_64 LibreOffice_project/40$Build-2</meta:generator>
    <meta:document-statistic meta:table-count="0" meta:image-count="0" meta:object-count="11" meta:page-count="3" meta:paragraph-count="62" meta:word-count="327" meta:character-count="1497" meta:non-whitespace-character-count="1198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row>
          <munderover>
            <mo stretchy="false">∑</mo>
            <mrow>
              <mi>j</mi>
              <mo stretchy="false">=</mo>
              <mn>1</mn>
            </mrow>
            <mi>n</mi>
          </munderover>
          <mi mathvariant="italic">Cij</mi>
        </mrow>
      </mrow>
      <mi mathvariant="italic">Xij</mi>
    </mrow>
    <annotation encoding="StarMath 5.0">sum from{i = 1
} to{n} sum from{j=1} to{n} Cij Xij  </annotation>
  </semantics>
</math>
</file>

<file path=Object 10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i mathvariant="italic">Xij</mi>
      </mrow>
      <mo stretchy="false">=</mo>
      <mn>1</mn>
    </mrow>
    <annotation encoding="StarMath 5.0">sum from{i
=1} to{n} Xij = 1 </annotation>
  </semantics>
</math>
</file>

<file path=Object 11/content.xml><?xml version="1.0" encoding="utf-8"?>
<math xmlns="http://www.w3.org/1998/Math/MathML" display="block">
  <semantics>
    <mrow>
      <mrow>
        <munderover>
          <mo stretchy="false">∑</mo>
          <mrow>
            <mi>i</mi>
            <mi>∈</mi>
            <mi>S</mi>
          </mrow>
          <mi>n</mi>
        </munderover>
        <mrow>
          <munderover>
            <mo stretchy="false">∑</mo>
            <mrow>
              <mi>j</mi>
              <mi>∈</mi>
              <mi>Z</mi>
            </mrow>
            <mi>n</mi>
          </munderover>
          <mi mathvariant="italic">Xij</mi>
        </mrow>
      </mrow>
      <mo stretchy="false">⩾</mo>
      <mn>1</mn>
    </mrow>
    <annotation encoding="StarMath 5.0">sum from{i ∈ S
} to{n
} sum from{j ∈ Z
} to{n
} Xij geslant 1  </annotation>
  </semantics>
</math>
</file>

<file path=Object 2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i mathvariant="italic">Xij</mi>
      </mrow>
      <mo stretchy="false">=</mo>
      <mn>1</mn>
    </mrow>
    <annotation encoding="StarMath 5.0">sum from{j=1} to{n} Xij =1 </annotation>
  </semantics>
</math>
</file>

<file path=Object 3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i mathvariant="italic">Xij</mi>
      </mrow>
      <mo stretchy="false">=</mo>
      <mn>1</mn>
    </mrow>
    <annotation encoding="StarMath 5.0">sum from{i=1} to{n} Xij =1 </annotation>
  </semantics>
</math>
</file>

<file path=Object 4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i mathvariant="italic">Xij</mi>
      </mrow>
      <mo stretchy="false">=</mo>
      <mn>1</mn>
    </mrow>
    <annotation encoding="StarMath 5.0">sum from{i=1} to{n} Xij =1 </annotation>
  </semantics>
</math>
</file>

<file path=Object 5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row>
          <munderover>
            <mo stretchy="false">∑</mo>
            <mrow>
              <mi>j</mi>
              <mo stretchy="false">=</mo>
              <mn>1</mn>
            </mrow>
            <mi>n</mi>
          </munderover>
          <mi mathvariant="italic">Cij</mi>
        </mrow>
      </mrow>
      <mi mathvariant="italic">Xij</mi>
    </mrow>
    <annotation encoding="StarMath 5.0">sum from{i = 1
} to{n} sum from{j=1} to{n} Cij Xij  </annotation>
  </semantics>
</math>
</file>

<file path=Object 6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i mathvariant="italic">Xij</mi>
      </mrow>
      <mo stretchy="false">=</mo>
      <mn>1</mn>
    </mrow>
    <annotation encoding="StarMath 5.0">sum from{j=1} to{n} Xij =1 </annotation>
  </semantics>
</math>
</file>

<file path=Object 7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n>10</mn>
        </munderover>
        <mi mathvariant="italic">Cij</mi>
      </mrow>
      <mrow>
        <mi mathvariant="italic">Xij</mi>
        <mo stretchy="false">=</mo>
        <mn>1</mn>
      </mrow>
    </mrow>
    <annotation encoding="StarMath 5.0">sum from{i = 1} to{10} Cij Xij = 1 </annotation>
  </semantics>
</math>
</file>

<file path=Object 8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i>n</mi>
      </munderover>
      <mrow>
        <munderover>
          <mo stretchy="false">∑</mo>
          <mrow>
            <mi>j</mi>
            <mo stretchy="false">=</mo>
            <mn>1</mn>
          </mrow>
          <mi>n</mi>
        </munderover>
        <mi mathvariant="italic">DijXij</mi>
      </mrow>
    </mrow>
    <annotation encoding="StarMath 5.0">sum from{i = 1
} to{n
} sum from{j=1} to{n
} DijXij  </annotation>
  </semantics>
</math>
</file>

<file path=Object 9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i mathvariant="italic">Xij</mi>
      </mrow>
      <mo stretchy="false">=</mo>
      <mn>1</mn>
    </mrow>
    <annotation encoding="StarMath 5.0">sum from{j=1} to{n} Xij = 1 </annotation>
  </semantics>
</math>
</file>